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0pt" fo:margin-bottom="0pt" fo:text-indent="0pt"/>
    </style:style>
  </office:automatic-styles>
  <office:body>
    <office:text>
      <text:p text:style-name="p3"><text:span text:style-name="c0">PAGE 36</text:span></text:p>
      <text:p text:style-name="p3"/>
      <text:p text:style-name="p3"><text:span text:style-name="c0">The apartment was a studio smack dab on the outskirts of Chattanooga. You can see the replica of the Eiffel Tower situated at what was once the park inside the window. The light in the overhead lamp flickered in and out. Slephner is prodded with toothpicks by his girlfriend while they snuggle in bed. Slephner wakes up the next morning, finding that his girlfriend hung herself.</text:span></text:p>
      <text:p text:style-name="p3"/>
      <text:p text:style-name="p3"><text:span text:style-name="c0">Caption: It was just us two in arms.</text:span></text:p>
      <text:p text:style-name="p3"><text:span text:style-name="c0">Caption: At night we snuggled long.</text:span></text:p>
      <text:p text:style-name="p3"/>
      <text:p text:style-name="p3"><text:span text:style-name="c0">Slephner was at the police head quarters being interrogated. They sent him out the door, because they had nothing on him.</text:span></text:p>
      <text:p text:style-name="p3"/>
      <text:p text:style-name="p3"><text:span text:style-name="c0">Caption: The morning was dreary.</text:span></text:p>
      <text:p text:style-name="p3"/>
      <text:p text:style-name="p3"><text:span text:style-name="c0">Slephner reenters his apartment door. You can see the city lights outside of the hall window. It was one of those apartments that required a card key.</text:span></text:p>
      <text:p text:style-name="p3"/>
      <text:p text:style-name="p3"><text:span text:style-name="c0">Caption: And the city lights beaming.</text:span></text:p>
      <text:p text:style-name="p3"><text:span text:style-name="c0"><text:tab/><text:tab/>The light clutters.</text:span></text:p>
      <text:p text:style-name="p3"/>
      <text:p text:style-name="p3"><text:span text:style-name="c0">He swipes the card, and lets himself through the door. </text:span></text:p>
      <text:p text:style-name="p3"/>
      <text:p text:style-name="p3"><text:span text:style-name="c0">Caption: The light becomes darkness.</text:span></text:p>
      <text:p text:style-name="p3"><text:span text:style-name="c0">Caption: Home sweet home.</text:span></text:p>
    </office:text>
  </office:body>
</office:document-content>
</file>